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/>
    <style:style style:name="ce8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0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6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60"/>
    <style:style style:name="ce13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4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5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6" style:family="table-cell" style:parent-style-name="Default">
      <style:table-cell-properties fo:border-bottom="none" fo:border-left="0.0008in solid #000000" fo:border-right="0.0008in solid #000000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="none" fo:padding-bottom="0.0193in" fo:padding-left="0.0138in" fo:padding-right="0.0138in" fo:padding-top="0.0193in"/>
    </style:style>
    <style:style style:name="ce19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0" style:family="table-cell" style:parent-style-name="Default">
      <style:table-cell-properties fo:border-bottom="0.0008in solid #000000" fo:border-left="0.0008in solid #000000" fo:border-right="0.0008in solid #000000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60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2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23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25" style:family="table-cell" style:parent-style-name="Default" style:data-style-name="N60">
      <style:table-cell-properties fo:border="none" fo:padding-bottom="0.0193in" fo:padding-left="0.0138in" fo:padding-right="0.0138in" fo:padding-top="0.0193in"/>
    </style:style>
    <style:style style:name="ce26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8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0008in solid #000000" fo:border-top="none"/>
    </style:style>
    <style:style style:name="ce30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31" style:family="table-cell" style:parent-style-name="Default" style:data-style-name="N60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ce32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6" table:number-columns-repeated="3" table:default-cell-style-name="ce12"/>
        <table:table-column table:style-name="co7" table:default-cell-style-name="Default"/>
        <table:table-column table:style-name="co6" table:number-columns-repeated="3" table:default-cell-style-name="ce12"/>
        <table:table-row table:style-name="ro1">
          <table:table-cell table:style-name="ce1" office:value-type="string" table:number-columns-spanned="12" table:number-rows-spanned="1">
            <text:p>1D particle distribution, constant Spacing dx=0.005 supLen=0.03, summation density, leapfrog , simu time=0.2, dt variation</text:p>
          </table:table-cell>
          <table:covered-table-cell table:style-name="ce8"/>
          <table:covered-table-cell table:number-columns-repeated="2"/>
          <table:covered-table-cell table:style-name="ce16"/>
          <table:covered-table-cell table:style-name="ce23"/>
          <table:covered-table-cell table:number-columns-repeated="2"/>
          <table:covered-table-cell table:style-name="ce16"/>
          <table:covered-table-cell table:style-name="ce23"/>
          <table:covered-table-cell table:number-columns-repeated="2"/>
        </table:table-row>
        <table:table-row table:style-name="ro1">
          <table:table-cell table:style-name="ce2"/>
          <table:table-cell table:style-name="ce8"/>
          <table:table-cell table:number-columns-repeated="2"/>
          <table:table-cell table:style-name="ce17"/>
          <table:table-cell table:style-name="ce23"/>
          <table:table-cell table:number-columns-repeated="2"/>
          <table:table-cell table:style-name="ce17"/>
          <table:table-cell table:style-name="ce23"/>
          <table:table-cell table:number-columns-repeated="2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/>
          <table:table-cell table:style-name="ce9"/>
          <table:table-cell table:style-name="ce13" table:number-columns-repeated="2"/>
          <table:table-cell table:style-name="ce18"/>
          <table:table-cell table:style-name="ce9"/>
          <table:table-cell table:style-name="ce13" table:number-columns-repeated="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0" office:value-type="string" table:number-columns-spanned="3" table:number-rows-spanned="1">
            <text:p>whole domain </text:p>
          </table:table-cell>
          <table:covered-table-cell table:style-name="ce15"/>
          <table:covered-table-cell table:style-name="ce15"/>
          <table:table-cell table:style-name="ce19"/>
          <table:table-cell table:style-name="ce10" office:value-type="string" table:number-columns-spanned="3" table:number-rows-spanned="1">
            <text:p>area3 (after rarefaction before CD)</text:p>
          </table:table-cell>
          <table:covered-table-cell table:style-name="ce15"/>
          <table:covered-table-cell table:style-name="ce15"/>
          <table:table-cell table:style-name="ce19"/>
          <table:table-cell table:style-name="ce26" office:value-type="string" table:number-columns-spanned="3" table:number-rows-spanned="1">
            <text:p>area2 (after CD before shock)</text:p>
          </table:table-cell>
          <table:covered-table-cell table:style-name="ce15"/>
          <table:covered-table-cell table:style-name="ce27"/>
        </table:table-row>
        <table:table-row table:style-name="ro1">
          <table:table-cell table:style-name="ce5"/>
          <table:table-cell table:style-name="ce11" office:value-type="string">
            <text:p>L1</text:p>
          </table:table-cell>
          <table:table-cell table:style-name="ce11" office:value-type="string">
            <text:p>L2</text:p>
          </table:table-cell>
          <table:table-cell table:style-name="ce11" office:value-type="string">
            <text:p>Linf</text:p>
          </table:table-cell>
          <table:table-cell table:style-name="ce20"/>
          <table:table-cell table:style-name="ce11" office:value-type="string">
            <text:p>L1_3</text:p>
          </table:table-cell>
          <table:table-cell table:style-name="ce11" office:value-type="string">
            <text:p>L2_3</text:p>
          </table:table-cell>
          <table:table-cell table:style-name="ce11" office:value-type="string">
            <text:p>Linf_3</text:p>
          </table:table-cell>
          <table:table-cell table:style-name="ce20"/>
          <table:table-cell table:style-name="ce11" office:value-type="string">
            <text:p>L1_2</text:p>
          </table:table-cell>
          <table:table-cell table:style-name="ce11" office:value-type="string">
            <text:p>L2_2</text:p>
          </table:table-cell>
          <table:table-cell table:style-name="ce28" office:value-type="string">
            <text:p>Linf_2</text:p>
          </table:table-cell>
        </table:table-row>
        <table:table-row table:style-name="ro1">
          <table:table-cell table:style-name="ce6" office:value-type="float" office:value="0.0016">
            <text:p>0.0016</text:p>
          </table:table-cell>
          <table:table-cell table:style-name="Default" office:value-type="float" office:value="0.0700511">
            <text:p>0.07</text:p>
          </table:table-cell>
          <table:table-cell table:style-name="Default" office:value-type="float" office:value="0.049451">
            <text:p>0.05</text:p>
          </table:table-cell>
          <table:table-cell table:style-name="Default" office:value-type="float" office:value="0.0421203">
            <text:p>0.04</text:p>
          </table:table-cell>
          <table:table-cell table:style-name="ce16"/>
          <table:table-cell table:style-name="Default" office:value-type="float" office:value="0.0412779">
            <text:p>0.04</text:p>
          </table:table-cell>
          <table:table-cell table:style-name="Default" office:value-type="float" office:value="0.0251586">
            <text:p>0.03</text:p>
          </table:table-cell>
          <table:table-cell table:style-name="Default" office:value-type="float" office:value="0.0190549">
            <text:p>0.02</text:p>
          </table:table-cell>
          <table:table-cell table:style-name="ce16"/>
          <table:table-cell table:style-name="Default" office:value-type="float" office:value="0.0237159">
            <text:p>0.02</text:p>
          </table:table-cell>
          <table:table-cell table:style-name="Default" office:value-type="float" office:value="0.0196164">
            <text:p>0.02</text:p>
          </table:table-cell>
          <table:table-cell table:style-name="ce29" office:value-type="float" office:value="0.0191606">
            <text:p>0.02</text:p>
          </table:table-cell>
        </table:table-row>
        <table:table-row table:style-name="ro1">
          <table:table-cell table:style-name="ce6" office:value-type="float" office:value="0.002">
            <text:p>0.0020</text:p>
          </table:table-cell>
          <table:table-cell table:style-name="Default" office:value-type="float" office:value="0.0700403">
            <text:p>0.07</text:p>
          </table:table-cell>
          <table:table-cell table:style-name="Default" office:value-type="float" office:value="0.0494355">
            <text:p>0.05</text:p>
          </table:table-cell>
          <table:table-cell table:style-name="Default" office:value-type="float" office:value="0.0421001">
            <text:p>0.04</text:p>
          </table:table-cell>
          <table:table-cell table:style-name="ce16"/>
          <table:table-cell table:style-name="Default" office:value-type="float" office:value="0.04111">
            <text:p>0.04</text:p>
          </table:table-cell>
          <table:table-cell table:style-name="Default" office:value-type="float" office:value="0.0250799">
            <text:p>0.03</text:p>
          </table:table-cell>
          <table:table-cell table:style-name="Default" office:value-type="float" office:value="0.0189978">
            <text:p>0.02</text:p>
          </table:table-cell>
          <table:table-cell table:style-name="ce16"/>
          <table:table-cell table:style-name="Default" office:value-type="float" office:value="0.0237561">
            <text:p>0.02</text:p>
          </table:table-cell>
          <table:table-cell table:style-name="Default" office:value-type="float" office:value="0.0196581">
            <text:p>0.02</text:p>
          </table:table-cell>
          <table:table-cell table:style-name="ce29" office:value-type="float" office:value="0.0192027">
            <text:p>0.02</text:p>
          </table:table-cell>
        </table:table-row>
        <table:table-row table:style-name="ro1">
          <table:table-cell table:style-name="ce6" office:value-type="float" office:value="0.0025">
            <text:p>0.0025</text:p>
          </table:table-cell>
          <table:table-cell office:value-type="float" office:value="0.0700543">
            <text:p>7.01E-002</text:p>
          </table:table-cell>
          <table:table-cell office:value-type="float" office:value="0.0494118">
            <text:p>4.94E-002</text:p>
          </table:table-cell>
          <table:table-cell office:value-type="float" office:value="0.0420543">
            <text:p>4.21E-002</text:p>
          </table:table-cell>
          <table:table-cell table:style-name="ce16"/>
          <table:table-cell office:value-type="float" office:value="0.0406868">
            <text:p>4.07E-002</text:p>
          </table:table-cell>
          <table:table-cell office:value-type="float" office:value="0.0248812">
            <text:p>2.49E-002</text:p>
          </table:table-cell>
          <table:table-cell office:value-type="float" office:value="0.0188586">
            <text:p>1.89E-002</text:p>
          </table:table-cell>
          <table:table-cell table:style-name="ce16"/>
          <table:table-cell office:value-type="float" office:value="0.0240401">
            <text:p>2.40E-002</text:p>
          </table:table-cell>
          <table:table-cell office:value-type="float" office:value="0.0198395">
            <text:p>1.98E-002</text:p>
          </table:table-cell>
          <table:table-cell table:style-name="ce30" office:value-type="float" office:value="0.0193558">
            <text:p>1.94E-002</text:p>
          </table:table-cell>
        </table:table-row>
        <table:table-row table:style-name="ro1">
          <table:table-cell table:style-name="ce6" office:value-type="float" office:value="0.002985">
            <text:p>0.0030</text:p>
          </table:table-cell>
          <table:table-cell table:style-name="Default" office:value-type="float" office:value="0.0759537">
            <text:p>0.08</text:p>
          </table:table-cell>
          <table:table-cell table:style-name="Default" office:value-type="float" office:value="0.053994">
            <text:p>0.05</text:p>
          </table:table-cell>
          <table:table-cell table:style-name="Default" office:value-type="float" office:value="0.0462833">
            <text:p>0.05</text:p>
          </table:table-cell>
          <table:table-cell table:style-name="ce16"/>
          <table:table-cell table:style-name="Default" office:value-type="float" office:value="0.040139">
            <text:p>0.04</text:p>
          </table:table-cell>
          <table:table-cell table:style-name="Default" office:value-type="float" office:value="0.0245952">
            <text:p>0.02</text:p>
          </table:table-cell>
          <table:table-cell table:style-name="Default" office:value-type="float" office:value="0.0186499">
            <text:p>0.02</text:p>
          </table:table-cell>
          <table:table-cell table:style-name="ce16"/>
          <table:table-cell table:style-name="Default" office:value-type="float" office:value="0.0542475">
            <text:p>0.05</text:p>
          </table:table-cell>
          <table:table-cell table:style-name="Default" office:value-type="float" office:value="0.0424407">
            <text:p>0.04</text:p>
          </table:table-cell>
          <table:table-cell table:style-name="ce29" office:value-type="float" office:value="0.0399734">
            <text:p>0.04</text:p>
          </table:table-cell>
        </table:table-row>
        <table:table-row table:style-name="ro1">
          <table:table-cell table:style-name="ce6" office:value-type="float" office:value="0.00350877">
            <text:p>0.0035</text:p>
          </table:table-cell>
          <table:table-cell office:value-type="float" office:value="0.0736403">
            <text:p>7.36E-002</text:p>
          </table:table-cell>
          <table:table-cell office:value-type="float" office:value="0.0514159">
            <text:p>5.14E-002</text:p>
          </table:table-cell>
          <table:table-cell office:value-type="float" office:value="0.0434433">
            <text:p>4.34E-002</text:p>
          </table:table-cell>
          <table:table-cell table:style-name="ce16"/>
          <table:table-cell table:style-name="Default" office:value-type="float" office:value="0.0406397">
            <text:p>0.04</text:p>
          </table:table-cell>
          <table:table-cell office:value-type="float" office:value="0.0249216">
            <text:p>2.49E-002</text:p>
          </table:table-cell>
          <table:table-cell office:value-type="float" office:value="0.0188448">
            <text:p>1.88E-002</text:p>
          </table:table-cell>
          <table:table-cell table:style-name="ce24"/>
          <table:table-cell table:style-name="Default" office:value-type="float" office:value="0.0395407">
            <text:p>0.04</text:p>
          </table:table-cell>
          <table:table-cell office:value-type="float" office:value="0.0296888">
            <text:p>2.97E-002</text:p>
          </table:table-cell>
          <table:table-cell table:style-name="ce30" office:value-type="float" office:value="0.0266687">
            <text:p>2.67E-002</text:p>
          </table:table-cell>
        </table:table-row>
        <table:table-row table:style-name="ro2">
          <table:table-cell table:style-name="ce6" office:value-type="float" office:value="0.004">
            <text:p>0.0040</text:p>
          </table:table-cell>
          <table:table-cell office:value-type="float" office:value="0.0767065">
            <text:p>7.67E-002</text:p>
          </table:table-cell>
          <table:table-cell table:style-name="Default" office:value-type="float" office:value="0.0537931">
            <text:p>0.05</text:p>
          </table:table-cell>
          <table:table-cell office:value-type="float" office:value="0.0457827">
            <text:p>4.58E-002</text:p>
          </table:table-cell>
          <table:table-cell table:style-name="ce21"/>
          <table:table-cell office:value-type="float" office:value="0.0361856">
            <text:p>3.62E-002</text:p>
          </table:table-cell>
          <table:table-cell office:value-type="float" office:value="0.0225455">
            <text:p>2.25E-002</text:p>
          </table:table-cell>
          <table:table-cell office:value-type="float" office:value="0.017297">
            <text:p>1.73E-002</text:p>
          </table:table-cell>
          <table:table-cell table:style-name="ce21"/>
          <table:table-cell office:value-type="float" office:value="0.050396">
            <text:p>5.04E-002</text:p>
          </table:table-cell>
          <table:table-cell office:value-type="float" office:value="0.037772">
            <text:p>3.78E-002</text:p>
          </table:table-cell>
          <table:table-cell table:style-name="ce30" office:value-type="float" office:value="0.0343869">
            <text:p>3.44E-002</text:p>
          </table:table-cell>
        </table:table-row>
        <table:table-row table:style-name="ro2">
          <table:table-cell table:style-name="ce6" office:value-type="float" office:value="0.0044444">
            <text:p>0.0044</text:p>
          </table:table-cell>
          <table:table-cell office:value-type="float" office:value="0.0942191">
            <text:p>9.42E-002</text:p>
          </table:table-cell>
          <table:table-cell table:style-name="Default" office:value-type="float" office:value="0.0661903">
            <text:p>0.07</text:p>
          </table:table-cell>
          <table:table-cell table:style-name="Default" office:value-type="float" office:value="0.0558608">
            <text:p>0.06</text:p>
          </table:table-cell>
          <table:table-cell table:style-name="ce21"/>
          <table:table-cell table:style-name="Default" office:value-type="float" office:value="0.0386151">
            <text:p>0.04</text:p>
          </table:table-cell>
          <table:table-cell table:style-name="Default" office:value-type="float" office:value="0.0238618">
            <text:p>0.02</text:p>
          </table:table-cell>
          <table:table-cell table:style-name="Default" office:value-type="float" office:value="0.0181015">
            <text:p>0.02</text:p>
          </table:table-cell>
          <table:table-cell table:style-name="ce21"/>
          <table:table-cell table:style-name="Default" office:value-type="float" office:value="0.0873305">
            <text:p>0.09</text:p>
          </table:table-cell>
          <table:table-cell table:style-name="Default" office:value-type="float" office:value="0.06193">
            <text:p>0.06</text:p>
          </table:table-cell>
          <table:table-cell table:style-name="ce29" office:value-type="float" office:value="0.0514298">
            <text:p>0.05</text:p>
          </table:table-cell>
        </table:table-row>
        <table:table-row table:style-name="ro2">
          <table:table-cell table:style-name="ce6" office:value-type="float" office:value="0.005">
            <text:p>0.0050</text:p>
          </table:table-cell>
          <table:table-cell table:style-name="ce13" office:value-type="string">
            <text:p>diverges (error at N=24)</text:p>
          </table:table-cell>
          <table:table-cell table:style-name="ce13" table:number-columns-repeated="2"/>
          <table:table-cell table:style-name="ce21"/>
          <table:table-cell table:style-name="ce13" table:number-columns-repeated="3"/>
          <table:table-cell table:style-name="ce21"/>
          <table:table-cell table:style-name="ce13" table:number-columns-repeated="2"/>
          <table:table-cell table:style-name="ce31"/>
        </table:table-row>
        <table:table-row table:style-name="ro1">
          <table:table-cell table:style-name="ce5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32"/>
        </table:table-row>
        <table:table-row table:style-name="ro2">
          <table:table-cell table:number-columns-repeated="2"/>
          <table:table-cell table:style-name="ce13" table:number-columns-repeated="2"/>
          <table:table-cell table:style-name="ce18"/>
          <table:table-cell table:style-name="ce13" table:number-columns-repeated="3"/>
          <table:table-cell table:style-name="ce25"/>
          <table:table-cell table:style-name="ce13"/>
          <table:table-cell table:number-columns-repeated="2"/>
        </table:table-row>
        <table:table-row table:style-name="ro2">
          <table:table-cell table:number-columns-repeated="2"/>
          <table:table-cell table:style-name="ce13" table:number-columns-repeated="2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>
            <text:p>starting at dt=0.003: oscillations in velocity</text:p>
          </table:table-cell>
          <table:table-cell table:number-columns-repeated="4"/>
          <table:table-cell office:value-type="string">
            <text:p>at t=0.003 extraordinary high oscillations in velocity before shock (x~2.3)</text:p>
          </table:table-cell>
        </table:table-row>
        <table:table-row table:style-name="ro1">
          <table:table-cell>
            <draw:frame table:end-cell-address="Sheet1.D36" table:end-x="0.5815in" table:end-y="0.1362in" draw:z-index="0" draw:style-name="gr1" svg:width="3.9996in" svg:height="3.2504in" svg:x="0in" svg:y="0.074in">
              <draw:object draw:notify-on-update-of-ranges="Sheet1.B5:Sheet1.B5 Sheet1.B6:Sheet1.B14 Sheet1.A6:Sheet1.A14 Sheet1.C5:Sheet1.C5 Sheet1.C6:Sheet1.C14 Sheet1.A6:Sheet1.A14 Sheet1.D5:Sheet1.D5 Sheet1.D6:Sheet1.D14 Sheet1.A6:Sheet1.A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36" table:end-x="0.4185in" table:end-y="0.074in" draw:z-index="1" draw:style-name="gr1" svg:width="3.6764in" svg:height="3.1157in" svg:x="0.7902in" svg:y="0.1465in">
              <draw:object draw:notify-on-update-of-ranges="Sheet1.F5:Sheet1.F5 Sheet1.F6:Sheet1.F14 Sheet1.A6:Sheet1.A14 Sheet1.G5:Sheet1.G5 Sheet1.G6:Sheet1.G14 Sheet1.A6:Sheet1.A14 Sheet1.H5:Sheet1.H5 Sheet1.H6:Sheet1.H14 Sheet1.A6:Sheet1.A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office:value-type="string">
            <text:p>at dt=0.004 oscillation has moved mainly to area2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/>
          <table:table-cell>
            <draw:frame table:end-cell-address="Sheet1.N36" table:end-x="0.4736in" table:end-y="0.178in" draw:z-index="2" draw:style-name="gr1" svg:width="3.578in" svg:height="3.0961in" svg:x="0.452in" svg:y="0.0929in">
              <draw:object draw:notify-on-update-of-ranges="Sheet1.J5:Sheet1.J5 Sheet1.J6:Sheet1.J14 Sheet1.A6:Sheet1.A14 Sheet1.K5:Sheet1.K5 Sheet1.K6:Sheet1.K14 Sheet1.A6:Sheet1.A14 Sheet1.L5:Sheet1.L5 Sheet1.L6:Sheet1.L14 Sheet1.A6:Sheet1.A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11"/>
          <table:table-cell table:style-name="Default"/>
        </table:table-row>
        <table:table-row table:style-name="ro1" table:number-rows-repeated="4">
          <table:table-cell table:number-columns-repeated="1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104851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4">08/04/2010</text:date>, <text:time>15:5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8-04T15:51:28</dc:date>
    <meta:editing-duration>PT03H45M00S</meta:editing-duration>
    <meta:editing-cycles>19</meta:editing-cycles>
    <meta:generator>OpenOffice.org/3.1$Linux OpenOffice.org_project/310m21$Build-9319</meta:generator>
    <meta:document-statistic meta:table-count="3" meta:cell-count="8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117">
      <style:chart-properties chart:display-label="true" chart:logarithmic="false" chart:interval-major="0.001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7cm" chart:class="chart:scatter" chart:style-name="ch1">
        <chart:title svg:x="3.453cm" svg:y="0.166cm" chart:style-name="ch2">
          <text:p>complete domain</text:p>
        </chart:title>
        <chart:legend chart:legend-position="top" svg:x="6.356cm" svg:y="0.666cm" chart:style-name="ch3"/>
        <chart:plot-area chart:style-name="ch4" table:cell-range-address="Sheet1.A5:Sheet1.D14" chart:data-source-has-labels="row" svg:x="0.318cm" svg:y="0.527cm" svg:width="9.548cm" svg:height="7.668cm">
          <chart:axis chart:dimension="x" chart:name="primary-x" chart:style-name="ch5">
            <chart:title svg:x="4.49cm" svg:y="7.789cm" chart:style-name="ch6">
              <text:p>time step [s]</text:p>
            </chart:title>
          </chart:axis>
          <chart:axis chart:dimension="y" chart:name="primary-y" chart:style-name="ch7">
            <chart:title svg:x="0.316cm" svg:y="4.419cm" chart:style-name="ch8">
              <text:p>error</text:p>
            </chart:title>
            <chart:grid chart:style-name="ch9" chart:class="major"/>
          </chart:axis>
          <chart:series chart:style-name="ch10" chart:values-cell-range-address="Sheet1.B6:Sheet1.B14" chart:label-cell-address="Sheet1.B5:Sheet1.B5" chart:class="chart:scatter">
            <chart:domain table:cell-range-address="Sheet1.A6:Sheet1.A14"/>
            <chart:data-point chart:repeated="9"/>
          </chart:series>
          <chart:series chart:style-name="ch11" chart:values-cell-range-address="Sheet1.C6:Sheet1.C14" chart:label-cell-address="Sheet1.C5:Sheet1.C5" chart:class="chart:scatter">
            <chart:data-point chart:repeated="9"/>
          </chart:series>
          <chart:series chart:style-name="ch12" chart:values-cell-range-address="Sheet1.D6:Sheet1.D14" chart:label-cell-address="Sheet1.D5:Sheet1.D5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</text:p>
              </table:table-cell>
              <table:table-cell office:value-type="string">
                <text:p text:id="Sheet1.C5:Sheet1.C5">L2</text:p>
              </table:table-cell>
              <table:table-cell office:value-type="string">
                <text:p text:id="Sheet1.D5:Sheet1.D5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">
                <text:p text:id="Sheet1.A6:Sheet1.A14">0.0016</text:p>
              </table:table-cell>
              <table:table-cell office:value-type="float" office:value="0.0700511">
                <text:p text:id="Sheet1.B6:Sheet1.B14">0.0700511</text:p>
              </table:table-cell>
              <table:table-cell office:value-type="float" office:value="0.049451">
                <text:p text:id="Sheet1.C6:Sheet1.C14">0.049451</text:p>
              </table:table-cell>
              <table:table-cell office:value-type="float" office:value="0.0421203">
                <text:p text:id="Sheet1.D6:Sheet1.D14">0.04212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0700403">
                <text:p>0.0700403</text:p>
              </table:table-cell>
              <table:table-cell office:value-type="float" office:value="0.0494355">
                <text:p>0.0494355</text:p>
              </table:table-cell>
              <table:table-cell office:value-type="float" office:value="0.0421001">
                <text:p>0.0421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">
                <text:p>0.0025</text:p>
              </table:table-cell>
              <table:table-cell office:value-type="float" office:value="0.0700543">
                <text:p>0.0700543</text:p>
              </table:table-cell>
              <table:table-cell office:value-type="float" office:value="0.0494118">
                <text:p>0.0494118</text:p>
              </table:table-cell>
              <table:table-cell office:value-type="float" office:value="0.0420543">
                <text:p>0.0420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85">
                <text:p>0.002985</text:p>
              </table:table-cell>
              <table:table-cell office:value-type="float" office:value="0.0759537">
                <text:p>0.0759537</text:p>
              </table:table-cell>
              <table:table-cell office:value-type="float" office:value="0.053994">
                <text:p>0.053994</text:p>
              </table:table-cell>
              <table:table-cell office:value-type="float" office:value="0.0462833">
                <text:p>0.0462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50877">
                <text:p>0.00350877</text:p>
              </table:table-cell>
              <table:table-cell office:value-type="float" office:value="0.0736403">
                <text:p>0.0736403</text:p>
              </table:table-cell>
              <table:table-cell office:value-type="float" office:value="0.0514159">
                <text:p>0.0514159</text:p>
              </table:table-cell>
              <table:table-cell office:value-type="float" office:value="0.0434433">
                <text:p>0.04344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">
                <text:p>0.004</text:p>
              </table:table-cell>
              <table:table-cell office:value-type="float" office:value="0.0767065">
                <text:p>0.0767065</text:p>
              </table:table-cell>
              <table:table-cell office:value-type="float" office:value="0.0537931">
                <text:p>0.0537931</text:p>
              </table:table-cell>
              <table:table-cell office:value-type="float" office:value="0.0457827">
                <text:p>0.0457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4444">
                <text:p>0.0044444</text:p>
              </table:table-cell>
              <table:table-cell office:value-type="float" office:value="0.0942191">
                <text:p>0.0942191</text:p>
              </table:table-cell>
              <table:table-cell office:value-type="float" office:value="0.0661903">
                <text:p>0.0661903</text:p>
              </table:table-cell>
              <table:table-cell office:value-type="float" office:value="0.0558608">
                <text:p>0.0558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117">
      <style:chart-properties chart:display-label="true" chart:logarithmic="false" chart:interval-major="0.00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5cm" chart:class="chart:scatter" chart:column-mapping="1 2" chart:style-name="ch1">
        <chart:title svg:x="4.049cm" svg:y="0.001cm" chart:style-name="ch2">
          <text:p>area 3</text:p>
        </chart:title>
        <chart:legend chart:legend-position="top" svg:x="4.528cm" svg:y="0.563cm" chart:style-name="ch3"/>
        <chart:plot-area chart:style-name="ch4" table:cell-range-address="Sheet1.A6:Sheet1.A14 Sheet1.F5:Sheet1.H14" chart:data-source-has-labels="row" svg:x="0.059cm" svg:y="0.398cm" svg:width="8.694cm" svg:height="7.436cm">
          <chart:axis chart:dimension="x" chart:name="primary-x" chart:style-name="ch5">
            <chart:title svg:x="3.804cm" svg:y="7.421cm" chart:style-name="ch6">
              <text:p>time step [s]</text:p>
            </chart:title>
          </chart:axis>
          <chart:axis chart:dimension="y" chart:name="primary-y" chart:style-name="ch7">
            <chart:title svg:x="0.074cm" svg:y="4.174cm" chart:style-name="ch8">
              <text:p>error</text:p>
            </chart:title>
            <chart:grid chart:style-name="ch9" chart:class="major"/>
          </chart:axis>
          <chart:series chart:style-name="ch10" chart:values-cell-range-address="Sheet1.F6:Sheet1.F14" chart:label-cell-address="Sheet1.F5:Sheet1.F5" chart:class="chart:scatter">
            <chart:domain table:cell-range-address="Sheet1.A6:Sheet1.A14"/>
            <chart:data-point chart:repeated="9"/>
          </chart:series>
          <chart:series chart:style-name="ch11" chart:values-cell-range-address="Sheet1.G6:Sheet1.G14" chart:label-cell-address="Sheet1.G5:Sheet1.G5" chart:class="chart:scatter">
            <chart:data-point chart:repeated="9"/>
          </chart:series>
          <chart:series chart:style-name="ch12" chart:values-cell-range-address="Sheet1.H6:Sheet1.H14" chart:label-cell-address="Sheet1.H5:Sheet1.H5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5:Sheet1.F5">L1_3</text:p>
              </table:table-cell>
              <table:table-cell office:value-type="string">
                <text:p text:id="Sheet1.G5:Sheet1.G5">L2_3</text:p>
              </table:table-cell>
              <table:table-cell office:value-type="string">
                <text:p text:id="Sheet1.H5:Sheet1.H5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">
                <text:p text:id="Sheet1.A6:Sheet1.A14">0.0016</text:p>
              </table:table-cell>
              <table:table-cell office:value-type="float" office:value="0.0412779">
                <text:p text:id="Sheet1.F6:Sheet1.F14">0.0412779</text:p>
              </table:table-cell>
              <table:table-cell office:value-type="float" office:value="0.0251586">
                <text:p text:id="Sheet1.G6:Sheet1.G14">0.0251586</text:p>
              </table:table-cell>
              <table:table-cell office:value-type="float" office:value="0.0190549">
                <text:p text:id="Sheet1.H6:Sheet1.H14">0.01905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04111">
                <text:p>0.04111</text:p>
              </table:table-cell>
              <table:table-cell office:value-type="float" office:value="0.0250799">
                <text:p>0.0250799</text:p>
              </table:table-cell>
              <table:table-cell office:value-type="float" office:value="0.0189978">
                <text:p>0.0189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">
                <text:p>0.0025</text:p>
              </table:table-cell>
              <table:table-cell office:value-type="float" office:value="0.0406868">
                <text:p>0.0406868</text:p>
              </table:table-cell>
              <table:table-cell office:value-type="float" office:value="0.0248812">
                <text:p>0.0248812</text:p>
              </table:table-cell>
              <table:table-cell office:value-type="float" office:value="0.0188586">
                <text:p>0.0188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85">
                <text:p>0.002985</text:p>
              </table:table-cell>
              <table:table-cell office:value-type="float" office:value="0.040139">
                <text:p>0.040139</text:p>
              </table:table-cell>
              <table:table-cell office:value-type="float" office:value="0.0245952">
                <text:p>0.0245952</text:p>
              </table:table-cell>
              <table:table-cell office:value-type="float" office:value="0.0186499">
                <text:p>0.0186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50877">
                <text:p>0.00350877</text:p>
              </table:table-cell>
              <table:table-cell office:value-type="float" office:value="0.0406397">
                <text:p>0.0406397</text:p>
              </table:table-cell>
              <table:table-cell office:value-type="float" office:value="0.0249216">
                <text:p>0.0249216</text:p>
              </table:table-cell>
              <table:table-cell office:value-type="float" office:value="0.0188448">
                <text:p>0.0188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">
                <text:p>0.004</text:p>
              </table:table-cell>
              <table:table-cell office:value-type="float" office:value="0.0361856">
                <text:p>0.0361856</text:p>
              </table:table-cell>
              <table:table-cell office:value-type="float" office:value="0.0225455">
                <text:p>0.0225455</text:p>
              </table:table-cell>
              <table:table-cell office:value-type="float" office:value="0.017297">
                <text:p>0.017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4444">
                <text:p>0.0044444</text:p>
              </table:table-cell>
              <table:table-cell office:value-type="float" office:value="0.0386151">
                <text:p>0.0386151</text:p>
              </table:table-cell>
              <table:table-cell office:value-type="float" office:value="0.0238618">
                <text:p>0.0238618</text:p>
              </table:table-cell>
              <table:table-cell office:value-type="float" office:value="0.0181015">
                <text:p>0.0181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117">
      <style:chart-properties chart:display-label="true" chart:logarithmic="false" chart:interval-major="0.00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9.089cm" svg:height="7.865cm" chart:class="chart:scatter" chart:column-mapping="1 2" chart:style-name="ch1">
        <chart:title svg:x="3.924cm" svg:y="0.001cm" chart:style-name="ch2">
          <text:p>area 2</text:p>
        </chart:title>
        <chart:legend chart:legend-position="top" svg:x="4.687cm" svg:y="0.908cm" chart:style-name="ch3"/>
        <chart:plot-area chart:style-name="ch4" table:cell-range-address="Sheet1.A6:Sheet1.A14 Sheet1.J5:Sheet1.L14" chart:data-source-has-labels="row" svg:x="0.396cm" svg:y="0.503cm" svg:width="8.438cm" svg:height="7.361cm">
          <chart:axis chart:dimension="x" chart:name="primary-x" chart:style-name="ch5">
            <chart:title svg:x="4.013cm" svg:y="7.45cm" chart:style-name="ch6">
              <text:p>time step [s]</text:p>
            </chart:title>
          </chart:axis>
          <chart:axis chart:dimension="y" chart:name="primary-y" chart:style-name="ch7">
            <chart:title svg:x="0.416cm" svg:y="4.242cm" chart:style-name="ch8">
              <text:p>error</text:p>
            </chart:title>
            <chart:grid chart:style-name="ch9" chart:class="major"/>
          </chart:axis>
          <chart:series chart:style-name="ch10" chart:values-cell-range-address="Sheet1.J6:Sheet1.J14" chart:label-cell-address="Sheet1.J5:Sheet1.J5" chart:class="chart:scatter">
            <chart:domain table:cell-range-address="Sheet1.A6:Sheet1.A14"/>
            <chart:data-point chart:repeated="9"/>
          </chart:series>
          <chart:series chart:style-name="ch11" chart:values-cell-range-address="Sheet1.K6:Sheet1.K14" chart:label-cell-address="Sheet1.K5:Sheet1.K5" chart:class="chart:scatter">
            <chart:data-point chart:repeated="9"/>
          </chart:series>
          <chart:series chart:style-name="ch12" chart:values-cell-range-address="Sheet1.L6:Sheet1.L14" chart:label-cell-address="Sheet1.L5:Sheet1.L5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5:Sheet1.J5">L1_2</text:p>
              </table:table-cell>
              <table:table-cell office:value-type="string">
                <text:p text:id="Sheet1.K5:Sheet1.K5">L2_2</text:p>
              </table:table-cell>
              <table:table-cell office:value-type="string">
                <text:p text:id="Sheet1.L5:Sheet1.L5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">
                <text:p text:id="Sheet1.A6:Sheet1.A14">0.0016</text:p>
              </table:table-cell>
              <table:table-cell office:value-type="float" office:value="0.0237159">
                <text:p text:id="Sheet1.J6:Sheet1.J14">0.0237159</text:p>
              </table:table-cell>
              <table:table-cell office:value-type="float" office:value="0.0196164">
                <text:p text:id="Sheet1.K6:Sheet1.K14">0.0196164</text:p>
              </table:table-cell>
              <table:table-cell office:value-type="float" office:value="0.0191606">
                <text:p text:id="Sheet1.L6:Sheet1.L14">0.01916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0237561">
                <text:p>0.0237561</text:p>
              </table:table-cell>
              <table:table-cell office:value-type="float" office:value="0.0196581">
                <text:p>0.0196581</text:p>
              </table:table-cell>
              <table:table-cell office:value-type="float" office:value="0.0192027">
                <text:p>0.0192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">
                <text:p>0.0025</text:p>
              </table:table-cell>
              <table:table-cell office:value-type="float" office:value="0.0240401">
                <text:p>0.0240401</text:p>
              </table:table-cell>
              <table:table-cell office:value-type="float" office:value="0.0198395">
                <text:p>0.0198395</text:p>
              </table:table-cell>
              <table:table-cell office:value-type="float" office:value="0.0193558">
                <text:p>0.01935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85">
                <text:p>0.002985</text:p>
              </table:table-cell>
              <table:table-cell office:value-type="float" office:value="0.0542475">
                <text:p>0.0542475</text:p>
              </table:table-cell>
              <table:table-cell office:value-type="float" office:value="0.0424407">
                <text:p>0.0424407</text:p>
              </table:table-cell>
              <table:table-cell office:value-type="float" office:value="0.0399734">
                <text:p>0.0399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50877">
                <text:p>0.00350877</text:p>
              </table:table-cell>
              <table:table-cell office:value-type="float" office:value="0.0395407">
                <text:p>0.0395407</text:p>
              </table:table-cell>
              <table:table-cell office:value-type="float" office:value="0.0296888">
                <text:p>0.0296888</text:p>
              </table:table-cell>
              <table:table-cell office:value-type="float" office:value="0.0266687">
                <text:p>0.02666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">
                <text:p>0.004</text:p>
              </table:table-cell>
              <table:table-cell office:value-type="float" office:value="0.050396">
                <text:p>0.050396</text:p>
              </table:table-cell>
              <table:table-cell office:value-type="float" office:value="0.037772">
                <text:p>0.037772</text:p>
              </table:table-cell>
              <table:table-cell office:value-type="float" office:value="0.0343869">
                <text:p>0.0343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4444">
                <text:p>0.0044444</text:p>
              </table:table-cell>
              <table:table-cell office:value-type="float" office:value="0.0873305">
                <text:p>0.0873305</text:p>
              </table:table-cell>
              <table:table-cell office:value-type="float" office:value="0.06193">
                <text:p>0.06193</text:p>
              </table:table-cell>
              <table:table-cell office:value-type="float" office:value="0.0514298">
                <text:p>0.0514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